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b776" officeooo:paragraph-rsid="001eb776"/>
    </style:style>
    <style:style style:name="P2" style:family="paragraph" style:parent-style-name="Standard">
      <style:text-properties fo:font-size="18pt" officeooo:rsid="001eb776" officeooo:paragraph-rsid="001eb776" style:font-size-asian="18pt" style:font-size-complex="18pt"/>
    </style:style>
    <style:style style:name="P3" style:family="paragraph" style:parent-style-name="Standard">
      <style:text-properties fo:font-size="18pt" style:text-underline-style="solid" style:text-underline-width="auto" style:text-underline-color="font-color" officeooo:rsid="001eb776" officeooo:paragraph-rsid="001eb776" style:font-size-asian="18pt" style:font-size-complex="18pt"/>
    </style:style>
    <style:style style:name="P4" style:family="paragraph" style:parent-style-name="Standard">
      <style:text-properties officeooo:rsid="001eb776" officeooo:paragraph-rsid="001eb776"/>
    </style:style>
    <style:style style:name="P5" style:family="paragraph" style:parent-style-name="Standard">
      <style:text-properties style:font-name="Abyssinica SIL" fo:font-style="normal" officeooo:rsid="001eb776" officeooo:paragraph-rsid="001eb776" style:font-style-asian="normal" style:font-style-complex="normal"/>
    </style:style>
    <style:style style:name="T1" style:family="text">
      <style:text-properties style:text-underline-style="none"/>
    </style:style>
    <style:style style:name="T2" style:family="text">
      <style:text-properties style:font-name="Abyssinica SIL"/>
    </style:style>
    <style:style style:name="T3" style:family="text">
      <style:text-properties style:font-name="Abyssinica SIL" fo:font-style="italic" style:font-style-asian="italic" style:font-style-complex="italic"/>
    </style:style>
    <style:style style:name="T4" style:family="text">
      <style:text-properties style:font-name="Abyssinica SIL" fo:font-style="normal" style:font-style-asian="normal" style:font-style-complex="normal"/>
    </style:style>
    <style:style style:name="T5" style:family="text">
      <style:text-properties style:font-name="Abyssinica SIL" fo:font-style="normal" style:text-underline-style="solid" style:text-underline-width="auto" style:text-underline-color="font-color" style:font-style-asian="normal" style:font-style-complex="normal"/>
    </style:style>
    <style:style style:name="T6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tab/><text:tab/><text:tab/><text:tab/></text:span>GRUPO DAS</text:p>
      <text:p text:style-name="P2"/>
      <text:p text:style-name="P2">Rama TEST</text:p>
      <text:p text:style-name="P3"/>
      <text:p text:style-name="P2">Roles: </text:p>
      <text:p text:style-name="P1"/>
      <text:p text:style-name="P1"/>
      <text:p text:style-name="P1"><text:tab/><text:span text:style-name="T3"> </text:span><text:span text:style-name="T4">a) </text:span><text:span text:style-name="T5">Arquitectos Software Senior</text:span><text:span text:style-name="T4"> (dos integrantes con mas exp seran las que toman las decisiones de diseño y las capturan): </text:span></text:p>
      <text:p text:style-name="P5"/>
      <text:p text:style-name="P5"><text:tab/>b) <text:span text:style-name="T6">Arquitectos Software Junior</text:span> (dos integrantes con exp UML se encarga de modelar y documentar la arquitectura software en base a la decisiones de diseño tomadas)</text:p>
      <text:p text:style-name="P5"/>
      <text:p text:style-name="P5"><text:tab/>c) <text:span text:style-name="T6">Arquitectos Software Cognitivos</text:span> (se encargan de cuestionar las decisiones tomadas y plantear nuevos problemas de diseño):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9T10:41:36.014716852</meta:creation-date>
    <dc:date>2019-10-09T11:20:03.207380419</dc:date>
    <meta:editing-duration>PT10M3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68" meta:character-count="441" meta:non-whitespace-character-count="369"/>
  </office:meta>
</office:document-meta>
</file>